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49f16" officeooo:paragraph-rsid="0058b042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823c9" officeooo:paragraph-rsid="0058b04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cc222" officeooo:paragraph-rsid="004cc222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9a5f" officeooo:paragraph-rsid="001c020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f6ead" officeooo:paragraph-rsid="003f6ea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823c9" officeooo:paragraph-rsid="0058b04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20d0f" officeooo:paragraph-rsid="0058b04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20d0f" officeooo:paragraph-rsid="004cc22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b9bc6" officeooo:paragraph-rsid="005b9bc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c0208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5b9bc6"/>
    </style:style>
    <style:style style:name="P13" style:family="paragraph" style:parent-style-name="Standard" style:list-style-name="L8">
      <style:paragraph-properties fo:text-align="start" style:justify-single-word="false"/>
      <style:text-properties officeooo:paragraph-rsid="005b9bc6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b9bc6" officeooo:paragraph-rsid="005b9bc6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b9bc6" officeooo:paragraph-rsid="005b9bc6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b9bc6" officeooo:paragraph-rsid="005b9bc6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b9bc6" officeooo:paragraph-rsid="005b9bc6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b9bc6" officeooo:paragraph-rsid="005b9bc6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b9bc6" officeooo:paragraph-rsid="005b9bc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b9bc6" officeooo:paragraph-rsid="001c0208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fcb3d" officeooo:paragraph-rsid="004fcb3d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9d98c" officeooo:paragraph-rsid="0059d98c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cc222" officeooo:paragraph-rsid="005b9bc6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cc222" officeooo:paragraph-rsid="004cc222" style:font-size-asian="12pt" style:font-weight-asian="normal" style:font-size-complex="12pt" style:font-weight-complex="normal"/>
    </style:style>
    <style:style style:name="P25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5823c9" officeooo:paragraph-rsid="0058b042" style:font-size-asian="12pt" style:font-weight-asian="normal" style:font-size-complex="12pt" style:font-weight-complex="normal"/>
    </style:style>
    <style:style style:name="P26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5823c9" officeooo:paragraph-rsid="0058b042" style:font-size-asian="12pt" style:font-weight-asian="normal" style:font-size-complex="12pt" style:font-weight-complex="normal"/>
    </style:style>
    <style:style style:name="P27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649f16" officeooo:paragraph-rsid="0058b04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c3816" officeooo:paragraph-rsid="005c381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b9bc6" officeooo:paragraph-rsid="005b9bc6" style:font-size-asian="12pt" style:font-weight-asian="bold" style:font-size-complex="12pt" style:font-weight-complex="bold"/>
    </style:style>
    <style:style style:name="P30" style:family="paragraph" style:parent-style-name="Standard" style:list-style-name="L10">
      <style:paragraph-properties fo:text-align="start" style:justify-single-word="false"/>
      <style:text-properties style:font-name="DejaVu Sans Condensed" officeooo:paragraph-rsid="0058b042"/>
    </style:style>
    <style:style style:name="P31" style:family="paragraph" style:parent-style-name="Standard">
      <style:paragraph-properties fo:text-align="start" style:justify-single-word="false"/>
      <style:text-properties fo:font-weight="bold" officeooo:rsid="005b9bc6" officeooo:paragraph-rsid="005b9bc6" style:font-weight-asian="bold" style:font-weight-complex="bold"/>
    </style:style>
    <style:style style:name="T1" style:family="text">
      <style:text-properties style:font-name="DejaVu Sans Condensed" fo:font-size="12pt" fo:font-weight="normal" officeooo:rsid="004f1b7d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fcb3d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18f79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b9bc6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cc222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672f1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73b41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74994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35c3f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3df30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580a5c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5b9bc6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style:font-size-asian="12pt" style:font-size-complex="12pt"/>
    </style:style>
    <style:style style:name="T15" style:family="text">
      <style:text-properties style:font-name="DejaVu Sans Condensed" fo:font-size="12pt" officeooo:rsid="004d7c90" style:font-size-asian="12pt" style:font-size-complex="12pt"/>
    </style:style>
    <style:style style:name="T16" style:family="text">
      <style:text-properties officeooo:rsid="004f1b7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5c3816" style:font-weight-asian="bold" style:font-weight-complex="bold"/>
    </style:style>
    <style:style style:name="T19" style:family="text">
      <style:text-properties fo:font-size="12pt" fo:font-weight="bold" officeooo:rsid="005823c9" style:font-size-asian="12pt" style:font-weight-asian="bold" style:font-size-complex="12pt" style:font-weight-complex="bold"/>
    </style:style>
    <style:style style:name="T20" style:family="text">
      <style:text-properties fo:font-size="12pt" fo:font-weight="normal" officeooo:rsid="005823c9" style:font-size-asian="12pt" style:font-weight-asian="normal" style:font-size-complex="12pt" style:font-weight-complex="normal"/>
    </style:style>
    <style:style style:name="T21" style:family="text">
      <style:text-properties officeooo:rsid="005b9bc6"/>
    </style:style>
    <style:style style:name="T22" style:family="text">
      <style:text-properties officeooo:rsid="005c381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8">3</text:span><text:span text:style-name="T9">0</text:span><text:span text:style-name="T11">6</text:span><text:span text:style-name="T6"> - </text:span><text:span text:style-name="T7">Flight - </text:span><text:span text:style-name="T10">Markpoints, Targetpoints</text:span><text:span text:style-name="T12">, Jettison, Countermeasures</text:span></text:p>
      <text:p text:style-name="P1"/>
      <text:p text:style-name="P31"><text:span text:style-name="T15">G</text:span><text:span text:style-name="T14">eneral info about Waypoints, Markpoints, and Targetpoints</text:span></text:p>
      <text:list text:style-name="L1">
        <text:list-item>
          <text:p text:style-name="P12"><text:span text:style-name="T13">Waypoints</text:span><text:span text:style-name="T4"> ... W0-W60</text:span><text:span text:style-name="T1">, </text:span><text:span text:style-name="T4">W0 is your starting location</text:span></text:p>
        </text:list-item>
        <text:list-item>
          <text:p text:style-name="P12"><text:span text:style-name="T13">Markpoints</text:span><text:span text:style-name="T4"> ... </text:span><text:span text:style-name="T1">M</text:span><text:span text:style-name="T2">0</text:span><text:span text:style-name="T1">-M</text:span><text:span text:style-name="T2">29</text:span></text:p>
        </text:list-item>
        <text:list-item>
          <text:p text:style-name="P12"><text:span text:style-name="T13">Targetpoints</text:span><text:span text:style-name="T4"> ... </text:span><text:span text:style-name="T1">T0</text:span><text:span text:style-name="T3">-??</text:span><text:span text:style-name="T4">, </text:span><text:span text:style-name="T3">T0 is </text:span><text:span text:style-name="T4">a special system targetpoint:</text:span></text:p>
          <text:list>
            <text:list-item>
              <text:p text:style-name="P14">T0 is automatically updated to the aimpoint (CCIP point, rocket pipper point, etc.) when a weapon is fired.</text:p>
            </text:list-item>
            <text:list-item>
              <text:p text:style-name="P14"><text:span text:style-name="T17">Long-press Lower Gray Button</text:span> to set T0 to the current designated point in the TPOD, and select it as the navigation destination.<text:span text:style-name="T22"> <text:s/>That also brings up the </text:span><text:span text:style-name="T18">Quick Access Menu</text:span><text:span text:style-name="T22"> on the UFC ODU to select between the types of points.</text:span></text:p>
            </text:list-item>
          </text:list>
        </text:list-item>
      </text:list>
      <text:p text:style-name="P5"/>
      <text:p text:style-name="P29">Cycling/incrementing through Waypoints, Markpoints, and Targetpoints</text:p>
      <text:list text:style-name="L2">
        <text:list-item>
          <text:p text:style-name="P15">Press <text:span text:style-name="T17">Lower Gray Button</text:span> (WINC/Waypoint Increment) to cycle through your currently selected point type (either waypoints, markpoints, or targetpoints).</text:p>
        </text:list-item>
        <text:list-item>
          <text:p text:style-name="P15"><text:span text:style-name="T17">Long-press Lower Gray Button</text:span> to open the <text:span text:style-name="T17">Quick Access Menu</text:span> on the UFC ODU, then select <text:span text:style-name="T17">WYPT</text:span>, <text:span text:style-name="T17">MKPT</text:span>, or <text:span text:style-name="T17">TGPT</text:span>, optionally enter the number of point you want to select on the UFC keyboard, and press ENT. <text:s/>Now pressing <text:span text:style-name="T18">Lower Gray Button</text:span> will cycle through that type of point.</text:p>
        </text:list-item>
        <text:list-item>
          <text:p text:style-name="P15"><text:span text:style-name="T22">Note: O</text:span>n EHSD page, <text:span text:style-name="T22">when DATA is boxed,</text:span> waypoint up/down arrows increment through all point types<text:span text:style-name="T22">, but this is for display/editing them, and doesn't change your active navigation selection.</text:span></text:p>
        </text:list-item>
      </text:list>
      <text:p text:style-name="P5"/>
      <text:p text:style-name="P29">Create Markpoint</text:p>
      <text:list text:style-name="L3">
        <text:list-item>
          <text:p text:style-name="P16">Press MKn OSB on EHSD page. <text:s/>Creates Markpoint on the ground at your current aircraft location. <text:s/>MK1 stores in Markpoint 1, etc.</text:p>
        </text:list-item>
        <text:list-item>
          <text:p text:style-name="P16">Or:</text:p>
          <text:list>
            <text:list-item>
              <text:p text:style-name="P16">Designate a target with TPOD or DMT.</text:p>
            </text:list-item>
            <text:list-item>
              <text:p text:style-name="P16">Press TOO button on UFC, select MKPT on UFC ODU, then enter a Markpoint number (next available number will be preselected), press ENT.</text:p>
            </text:list-item>
          </text:list>
        </text:list-item>
      </text:list>
      <text:p text:style-name="P10"/>
      <text:p text:style-name="P29">Create Targetpoint</text:p>
      <text:list text:style-name="L4">
        <text:list-item>
          <text:p text:style-name="P17">Designate a target with TPOD or DMT.</text:p>
        </text:list-item>
        <text:list-item>
          <text:p text:style-name="P17">Press TOO button on UFC, enter a Targetpoint number (next available number will be preselected), press ENT.</text:p>
        </text:list-item>
      </text:list>
      <text:p text:style-name="P20"/>
      <text:p text:style-name="P28">Using T</text:p>
      <text:p text:style-name="P5"/>
      <text:p text:style-name="P6">How to use Mark Points and Target Points -- TODO</text:p>
      <text:list text:style-name="L5">
        <text:list-item>
          <text:p text:style-name="P21">Create Markpoints by pressing the MKn OSB (B2) at the bottom of the EHSI page, or the TOO button on the UFC.</text:p>
        </text:list-item>
        <text:list-item>
          <text:p text:style-name="P21">Markpoints can be your aircraft's current position, or a targeting pod coordinate??</text:p>
        </text:list-item>
        <text:list-item>
          <text:p text:style-name="P21">Press WPINC button long (Lower Gray Button long press) to set T0 as your navigation destination.</text:p>
        </text:list-item>
      </text:list>
      <text:p text:style-name="P6"/>
      <text:p text:style-name="P4">Import F10 map markers<text:span text:style-name="T16"> -- WIP, not sure exactly how this works...</text:span></text:p>
      <text:list xml:id="list3307965469" text:style-name="L6">
        <text:list-item>
          <text:p text:style-name="P22">Put marks on the map, labeled <text:span text:style-name="T21">"</text:span><text:span text:style-name="T17">#TP1</text:span><text:span text:style-name="T21">"</text:span>, <text:span text:style-name="T21">"</text:span><text:span text:style-name="T17">#TP2</text:span><text:span text:style-name="T21">"</text:span>, etc.<text:span text:style-name="T21"> <text:s/>"#TP01" etc. also works.</text:span></text:p>
        </text:list-item>
        <text:list-item>
          <text:p text:style-name="P23">On right MFD, go to Menu &gt; CAS &gt; RCALL.</text:p>
        </text:list-item>
        <text:list-item>
          <text:p text:style-name="P22">Press RShift-RAlt-8 to import targets from map.</text:p>
        </text:list-item>
      </text:list>
      <text:list text:style-name="L7">
        <text:list-item>
          <text:list>
            <text:list-item>
              <text:p text:style-name="P19">Imported targets can be seen on built-in kneeboard page?? <text:s/>Doesn't seem to show anything has been imported... <text:s/>This may only show if marks are imported on the ground? <text:s/>Ground import should also automatically create target points, needs testing.</text:p>
            </text:list-item>
            <text:list-item>
              <text:p text:style-name="P19">If marks are imported while airborne, they will be imported in the order they were made, regardless of #TPnn numbers.</text:p>
            </text:list-item>
            <text:list-item>
              <text:p text:style-name="P19">NOTE: If you delete a marker and re-create it with the same name, and import again, it will show up as a new import. <text:s/>Imported marks can be deleted from the RCALL page by pressing the ERAS OSB on the UFC ODU.</text:p>
            </text:list-item>
            <text:list-item>
              <text:p text:style-name="P19">For your own organization, it's recommended to name the #TPnn map markers in order from the next available item in the CAS &gt; RCALL page.</text:p>
            </text:list-item>
          </text:list>
        </text:list-item>
      </text:list>
      <text:list xml:id="list163014095698168" text:continue-list="list3307965469" text:style-name="L6">
        <text:list-item>
          <text:p text:style-name="P24">Use up/down arrow OSBs to select one<text:span text:style-name="T21">.</text:span></text:p>
        </text:list-item>
        <text:list-item>
          <text:p text:style-name="P24">Press CAS OSB again, then press USE OSB.</text:p>
        </text:list-item>
        <text:list-item>
          <text:p text:style-name="P24">On UFC, press number of target point you want to assign the mark to (e.g. 1), then ENT.</text:p>
        </text:list-item>
      </text:list>
      <text:list text:style-name="L8">
        <text:list-item>
          <text:list>
            <text:list-item>
              <text:p text:style-name="P13"><text:span text:style-name="T4">Enter more in sequence by repeating: </text:span><text:span text:style-name="T5">Down arrow OSB, USE OSB, press number of target point (e.g. 2), then ENT.</text:span></text:p>
            </text:list-item>
          </text:list>
        </text:list-item>
      </text:list>
      <text:list xml:id="list163014269482374" text:continue-list="list163014095698168" text:style-name="L6">
        <text:list-item>
          <text:p text:style-name="P18">Left MFD on EHSD screen will automatically go to DATA mode. <text:s/>If you move the TDC while in this mode, it will move the waypoint! <text:s/>Reimport the marker as that target point to reset (any other way to reset to original position??).</text:p>
        </text:list-item>
        <text:list-item>
          <text:p text:style-name="P18">When finished importing and setting target points, press DATA OSB on left MFD.</text:p>
        </text:list-item>
        <text:list-item>
          <text:p text:style-name="P18">Select Targetpoint</text:p>
        </text:list-item>
      </text:list>
      <text:p text:style-name="P9"/>
      <text:p text:style-name="P3">Jettison</text:p>
      <text:list text:style-name="L9">
        <text:list-item>
          <text:p text:style-name="P25"><text:span text:style-name="T17">Emergency Jettison button</text:span> (black and yellow striped, far outboard) drops everything except A2A missiles.</text:p>
        </text:list-item>
        <text:list-item>
          <text:p text:style-name="P25"><text:soft-page-break/><text:span text:style-name="T17">Selective Jettison knob</text:span> on Armament Control Panel does regular jettison. <text:s/>Set <text:span text:style-name="T17">knob sleeve</text:span> to desired category, then press <text:span text:style-name="T17">center red JETT button</text:span>.</text:p>
        </text:list-item>
      </text:list>
      <text:list text:style-name="L10">
        <text:list-item>
          <text:list>
            <text:list-item>
              <text:p text:style-name="P26"><text:span text:style-name="T17">STA</text:span> = Individual stores selected with small round buttons under station numbers, also drops ejector racks.</text:p>
            </text:list-item>
            <text:list-item>
              <text:p text:style-name="P26"><text:span text:style-name="T17">STOR</text:span> = Same as STA but keeps ejector racks.</text:p>
            </text:list-item>
            <text:list-item>
              <text:p text:style-name="P30"><text:span text:style-name="T19">SAFE</text:span><text:span text:style-name="T20"> = No jettison.</text:span></text:p>
            </text:list-item>
            <text:list-item>
              <text:p text:style-name="P30"><text:span text:style-name="T19">CMBT</text:span><text:span text:style-name="T20"> = Everything but A2A missiles, including ejector racks (same as Emergency Jettison button).</text:span></text:p>
            </text:list-item>
            <text:list-item>
              <text:p text:style-name="P26"><text:span text:style-name="T17">FUEL</text:span> = External tanks.</text:p>
            </text:list-item>
          </text:list>
        </text:list-item>
      </text:list>
      <text:p text:style-name="P7"/>
      <text:p text:style-name="P2">Countermeasures programs -- WIP</text:p>
      <text:list text:style-name="L11">
        <text:list-item>
          <text:p text:style-name="P27">Countermeasures can be programmed by going to the EW page (Menu OSB, EW OSB or Dish Hat Left 3x) and pressing PROG OSB.</text:p>
        </text:list-item>
        <text:list-item>
          <text:p text:style-name="P27">Settings are changed with UFC OSBs??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14T16:30:12.198000000</dc:date>
    <meta:editing-duration>PT19H27M3S</meta:editing-duration>
    <meta:editing-cycles>67</meta:editing-cycles>
    <meta:generator>LibreOffice/7.4.5.1$Windows_X86_64 LibreOffice_project/9c0871452b3918c1019dde9bfac75448afc4b57f</meta:generator>
    <meta:document-statistic meta:table-count="0" meta:image-count="0" meta:object-count="0" meta:page-count="2" meta:paragraph-count="50" meta:word-count="774" meta:character-count="4400" meta:non-whitespace-character-count="3704"/>
  </office:meta>
</office:document-meta>
</file>